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st updated: 21 January 2021</text:p>
      <text:section text:style-name="Sect1" text:name="entry_block">
        <text:p text:style-name="P3">How to compile Bitcoin Core and run the unit and functional tests </text:p>
        <text:p text:style-name="Text_20_body">This is a summary of the <text:a xlink:type="simple" xlink:href="https://github.com/bitcoin/bitcoin/tree/master/doc" office:target-frame-name="_blank" xlink:show="new" text:style-name="Internet_20_link" text:visited-style-name="Visited_20_Internet_20_Link">documentation</text:a> in the Bitcoin Core repository. Don't hesitate to read it for more information. </text:p>
        <text:p text:style-name="Text_20_body">All steps are to be run from your terminal emulator, i.e. the command line. </text:p>
        <text:list xml:id="list1822671769" text:style-name="L1">
          <text:list-item>
            <text:p text:style-name="P5">Ensure the dependencies are installed. Note that `ccache` at the end of the list isn't strictly required, but you'll probably want to install it (see below). </text:p>
            <text:list>
              <text:list-item>
                <text:p text:style-name="P5">Linux: <text:span text:style-name="Source_20_Text">sudo apt-get install build-essential libtool autotools-dev automake pkg-config bsdmainutils python3 libssl-dev libevent-dev libboost-system-dev libboost-filesystem-dev libboost-chrono-dev libboost-test-dev libboost-thread-dev libminiupnpc-dev libzmq3-dev libqt5gui5 libqt5core5a libqt5dbus5 qttools5-dev qttools5-dev-tools libprotobuf-dev protobuf-compiler git libsqlite3-dev ccache </text:span></text:p>
              </text:list-item>
              <text:list-item>
                <text:p text:style-name="P5">macOS (with command line tools and Homebrew already installed): <text:span text:style-name="Source_20_Text">brew install automake berkeley-db4 libtool boost miniupnpc pkg-config python qt libevent qrencode sqlite ccache </text:span></text:p>
              </text:list-item>
            </text:list>
          </text:list-item>
          <text:list-item>
            <text:p text:style-name="P5">Download the Bitcoin source files by git cloning the repository. </text:p>
            <text:list>
              <text:list-item>
                <text:p text:style-name="P5"><text:span text:style-name="Source_20_Text">git clone https://github.com/bitcoin/bitcoin.git</text:span> </text:p>
              </text:list-item>
            </text:list>
          </text:list-item>
          <text:list-item>
            <text:p text:style-name="P5">Install Berkeley DB (BDB) v4.8, a backward-compatible version needed for the wallet, using the <text:a xlink:type="simple" xlink:href="https://github.com/bitcoin/bitcoin/tree/master/contrib/install_db4.sh" office:target-frame-name="_blank" xlink:show="new" text:style-name="Internet_20_link" text:visited-style-name="Visited_20_Internet_20_Link">installation script</text:a> included in the Bitcoin Core <text:span text:style-name="Source_20_Text">contrib</text:span> directory. If you have another version of BDB already installed that you wish to use, skip this section and add <text:span text:style-name="Source_20_Text">--with-incompatible-bdb</text:span> to your <text:span text:style-name="Source_20_Text">./configure</text:span> options below instead. </text:p>
            <text:list>
              <text:list-item>
                <text:p text:style-name="P5">Enter your local copy of the bitcoin repository: <text:span text:style-name="Source_20_Text">cd bitcoin</text:span> </text:p>
              </text:list-item>
              <text:list-item>
                <text:p text:style-name="P5">Now that you are in the root of the bitcoin repository, run <text:span text:style-name="Source_20_Text">./contrib/install_db4.sh `pwd`</text:span> </text:p>
              </text:list-item>
              <text:list-item>
                <text:p text:style-name="P4">Take note of the instructions displayed in the terminal at the end of the BDB installation process: </text:p>
                <text:p text:style-name="P1"><text:s text:c="2"/>db4 build complete.</text:p>
                <text:p text:style-name="P1"><text:s text:c="2"/>When compiling bitcoind, run `./configure` in the following way:</text:p>
                <text:p text:style-name="P1"><text:s text:c="2"/>export BDB_PREFIX='&lt;PATH-TO&gt;/db4'</text:p>
                <text:p text:style-name="P2"><text:s text:c="2"/>./configure BDB_LIBS="-L${BDB_PREFIX}/lib -ldb_cxx-4.8" BDB_CFLAGS="-I${BDB_PREFIX}/include" ...</text:p>
              </text:list-item>
            </text:list>
          </text:list-item>
          <text:list-item>
            <text:p text:style-name="P5">Compile from a tagged release branch, unless you wish to test a specific branch or PR. </text:p>
            <text:list>
              <text:list-item>
                <text:p text:style-name="P5"><text:span text:style-name="Source_20_Text">git tag -n | sort -V</text:span> to see tags and descriptions ordered by most recent last </text:p>
              </text:list-item>
              <text:list-item>
                <text:p text:style-name="P5"><text:span text:style-name="Source_20_Text">git checkout &lt;TAG&gt;</text:span> to use a tagged release, for example: <text:span text:style-name="Source_20_Text">git checkout v0.21.0</text:span> </text:p>
              </text:list-item>
              <text:list-item>
                <text:p text:style-name="P5">If you want to pull down a PR or specific branch from the remote repository to build and test locally, <text:a xlink:type="simple" xlink:href="https://jonatack.github.io/articles/how-to-review-pull-requests-in-bitcoin-core#pull-down-the-code-locally" office:target-frame-name="_blank" xlink:show="new" text:style-name="Internet_20_link" text:visited-style-name="Visited_20_Internet_20_Link">here is how</text:a>. </text:p>
              </text:list-item>
            </text:list>
          </text:list-item>
          <text:list-item>
            <text:p text:style-name="P5">Compile Bitcoin from source. </text:p>
            <text:list>
              <text:list-item>
                <text:p text:style-name="P5"><text:soft-page-break/><text:span text:style-name="Source_20_Text">export BDB_PREFIX='&lt;PATH-TO&gt;/db4'</text:span> (you can use the output from the BDB build above). Skip this step if you plan to configure with <text:span text:style-name="Source_20_Text">--with-incompatible-bdb</text:span>. </text:p>
              </text:list-item>
              <text:list-item>
                <text:p text:style-name="P5"><text:span text:style-name="Source_20_Text">./autogen.sh</text:span> </text:p>
              </text:list-item>
              <text:list-item>
                <text:p text:style-name="P5"><text:span text:style-name="Source_20_Text">./configure BDB_LIBS="-L${BDB_PREFIX}/lib -ldb_cxx-4.8" BDB_CFLAGS="-I${BDB_PREFIX}/include" </text:span>if using BDB 4.8, otherwise <text:span text:style-name="Source_20_Text">./configure --with-incompatible-bdb</text:span> </text:p>
              </text:list-item>
              <text:list-item>
                <text:p text:style-name="P5"><text:span text:style-name="Source_20_Text">make</text:span>, or if you have multiple CPU cores, which is the usual case nowadays, you can tell <text:span text:style-name="Source_20_Text">make</text:span> to use all of them and reduce compile time significantly with </text:p>
              </text:list-item>
              <text:list-item>
                <text:p text:style-name="P5"><text:span text:style-name="Source_20_Text">make -j "$(($(nproc)+1))"</text:span> on Linux, or </text:p>
              </text:list-item>
              <text:list-item>
                <text:p text:style-name="P5"><text:span text:style-name="Source_20_Text">make -j "$(($(sysctl -n hw.physicalcpu)+1))"</text:span> on macOS </text:p>
              </text:list-item>
            </text:list>
          </text:list-item>
          <text:list-item>
            <text:p text:style-name="P4">Pro tips. </text:p>
            <text:p text:style-name="P4">You can run <text:span text:style-name="Source_20_Text">./configure --help</text:span> to see all the various configuration options. It's a long list, so it may be more practical to search for what you want with grep: <text:span text:style-name="Source_20_Text">./configure --help | grep -A1 "your-search-term"</text:span> </text:p>
            <text:p text:style-name="P4">If you're re-compiling frequently (e.g. for testing small changes), as long as you're not changing the build configuration you can skip directly to the <text:span text:style-name="Source_20_Text">make -j &lt;n&gt;</text:span> step for subsequent builds. </text:p>
            <text:p text:style-name="P4">On the other hand, when you change the build configuration (e.g. for a fuzz build), or you are building a branch containing substantial changes to the autoconf/automake scripts, or when the build isn't working, it's often best to start with a clean slate using <text:span text:style-name="Source_20_Text">make clean</text:span> or <text:span text:style-name="Source_20_Text">make distclean</text:span>. Here's a complete example: </text:p>
            <text:p text:style-name="P4"><text:span text:style-name="Source_20_Text">./autogen.sh &amp;&amp; ./configure &lt;flags&gt; &amp;&amp; make clean &amp;&amp; make -j &lt;n&gt; </text:span></text:p>
            <text:p text:style-name="P4">To compile with <text:a xlink:type="simple" xlink:href="https://clang.llvm.org/" office:target-frame-name="_blank" xlink:show="new" text:style-name="Internet_20_link" text:visited-style-name="Visited_20_Internet_20_Link">Clang</text:a> instead of <text:a xlink:type="simple" xlink:href="https://gcc.gnu.org/" office:target-frame-name="_blank" xlink:show="new" text:style-name="Internet_20_link" text:visited-style-name="Visited_20_Internet_20_Link">GCC</text:a> (e.g. for fuzzing, sanitizers, better warnings/errors, or to use less resources), add <text:span text:style-name="Source_20_Text">CC=clang CXX=clang++</text:span> to your configure flags: </text:p>
            <text:p text:style-name="P4"><text:span text:style-name="Source_20_Text">./configure CC=clang CXX=clang++ </text:span></text:p>
            <text:p text:style-name="P4">To compile for <text:a xlink:type="simple" xlink:href="https://github.com/bitcoin/bitcoin/blob/master/doc/fuzzing.md" office:target-frame-name="_blank" xlink:show="new" text:style-name="Internet_20_link" text:visited-style-name="Visited_20_Internet_20_Link">fuzz testing</text:a>, build with Clang using the following: </text:p>
            <text:p text:style-name="P4"><text:span text:style-name="Source_20_Text">./autogen.sh ; ./configure --enable-c++17 --enable-fuzz --with-sanitizers=address,fuzzer,undefined CC=clang CXX=clang++ &amp;&amp; make clean &amp;&amp; make -j &lt;n&gt; </text:span></text:p>
            <text:p text:style-name="P4">Be sure to use <text:span text:style-name="Source_20_Text">ccache</text:span> to speed up your builds. You can also gain time by building only what you need. See the Bitcoin Core <text:a xlink:type="simple" xlink:href="https://github.com/bitcoin/bitcoin/blob/master/doc/productivity.md" text:style-name="Internet_20_link" text:visited-style-name="Visited_20_Internet_20_Link">productivity notes</text:a> for more. </text:p>
            <text:p text:style-name="P4">If you build often, bash aliases may be helpful for abstracting the repetitive details down to short commands. These are probably not a great example, but <text:a xlink:type="simple" xlink:href="https://github.com/jonatack/dotfiles/blob/master/bash_aliases#L331" text:style-name="Internet_20_link" text:visited-style-name="Visited_20_Internet_20_Link">here are mine</text:a>. </text:p>
          </text:list-item>
          <text:list-item>
            <text:p text:style-name="P5">Run the unit tests. </text:p>
            <text:list>
              <text:list-item>
                <text:p text:style-name="P5"><text:span text:style-name="Source_20_Text">make check</text:span>, or </text:p>
              </text:list-item>
              <text:list-item>
                <text:p text:style-name="P5"><text:span text:style-name="Source_20_Text">make -j "$(($(nproc)+1))" check</text:span> to use multithreading on Linux, or </text:p>
              </text:list-item>
              <text:list-item>
                <text:p text:style-name="P5"><text:soft-page-break/><text:span text:style-name="Source_20_Text">make -j "$(($(sysctl -n hw.physicalcpu)+1))" check</text:span> to use multithreading on macOS </text:p>
              </text:list-item>
              <text:list-item>
                <text:p text:style-name="P5">See the Bitcoin Core <text:a xlink:type="simple" xlink:href="https://github.com/bitcoin/bitcoin/blob/master/src/test/README.md" office:target-frame-name="_blank" xlink:show="new" text:style-name="Internet_20_link" text:visited-style-name="Visited_20_Internet_20_Link">unit tests documentation</text:a> for more info. </text:p>
              </text:list-item>
            </text:list>
          </text:list-item>
          <text:list-item>
            <text:p text:style-name="P5">Run the functional tests. From the repository root: </text:p>
            <text:list>
              <text:list-item>
                <text:p text:style-name="P5"><text:span text:style-name="Source_20_Text">test/functional/test_runner.py</text:span> to run the standard test suite (try <text:span text:style-name="Source_20_Text">test/functional/test_runner.py -j 60</text:span> or a similar high number to run the tests more quickly in parallel) </text:p>
              </text:list-item>
              <text:list-item>
                <text:p text:style-name="P5"><text:span text:style-name="Source_20_Text">test/functional/</text:span> to run an individual test file </text:p>
              </text:list-item>
              <text:list-item>
                <text:p text:style-name="P5"><text:span text:style-name="Source_20_Text">test/functional/test_runner.py --extended</text:span> to run the extended test suite </text:p>
              </text:list-item>
              <text:list-item>
                <text:p text:style-name="P5"><text:span text:style-name="Source_20_Text">test/functional/test_runner.py --help</text:span> to see the various options for running tests </text:p>
              </text:list-item>
              <text:list-item>
                <text:p text:style-name="P4">See the Bitcoin Core <text:a xlink:type="simple" xlink:href="https://github.com/bitcoin/bitcoin/blob/master/test/README.md" office:target-frame-name="_blank" xlink:show="new" text:style-name="Internet_20_link" text:visited-style-name="Visited_20_Internet_20_Link">functional tests documentation</text:a> for more info. </text:p>
              </text:list-item>
            </text:list>
          </text:list-item>
        </text:list>
        <text:p text:style-name="Text_20_body">Cheers,</text:p>
        <text:p text:style-name="Text_20_body">Jon Atack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3:04:36.940501860</meta:creation-date>
    <dc:date>2021-07-03T13:07:05.053049180</dc:date>
    <meta:editing-duration>PT2M30S</meta:editing-duration>
    <meta:editing-cycles>1</meta:editing-cycles>
    <meta:document-statistic meta:table-count="0" meta:image-count="0" meta:object-count="0" meta:page-count="3" meta:paragraph-count="52" meta:word-count="799" meta:character-count="5227" meta:non-whitespace-character-count="4473"/>
    <meta:generator>LibreOffice/6.4.7.2$Linux_X86_64 LibreOffice_project/40$Build-2</meta:generator>
  </office:meta>
</office:document-meta>
</file>